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" draw:marker-end-width="0.2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343cm" svg:y1="0.314cm" svg:x2="4.156cm" svg:y2="4.243cm">
          <text:p/>
        </draw:line>
        <draw:line draw:style-name="gr1" draw:text-style-name="P1" draw:layer="layout" svg:x1="0.344cm" svg:y1="4.28cm" svg:x2="4.153cm" svg:y2="0.343cm">
          <text:p/>
        </draw:line>
        <draw:line draw:style-name="gr1" draw:text-style-name="P1" draw:layer="layout" svg:x1="0.343cm" svg:y1="4.253cm" svg:x2="0.343cm" svg:y2="0.343cm">
          <text:p/>
        </draw:line>
        <draw:line draw:style-name="gr1" draw:text-style-name="P1" draw:layer="layout" svg:x1="0.343cm" svg:y1="4.28cm" svg:x2="4.153cm" svg:y2="4.28cm">
          <text:p/>
        </draw:line>
        <draw:custom-shape draw:style-name="gr2" draw:text-style-name="P1" draw:layer="layout" svg:width="0.254cm" svg:height="0.254cm" svg:x="0.235cm" svg:y="4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156cm" svg:y1="4.243cm" svg:x2="4.156cm" svg:y2="0.333cm">
          <text:p/>
        </draw:line>
        <draw:line draw:style-name="gr1" draw:text-style-name="P1" draw:layer="layout" svg:x1="0.344cm" svg:y1="0.314cm" svg:x2="4.154cm" svg:y2="0.314cm">
          <text:p/>
        </draw:line>
        <draw:custom-shape draw:style-name="gr2" draw:text-style-name="P1" draw:layer="layout" svg:width="0.254cm" svg:height="0.254cm" svg:x="4.037cm" svg:y="4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4.039cm" svg:y="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0.203cm" svg:y="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l_1</svg:desc>
          <draw:polygon draw:style-name="gr3" draw:layer="layout" svg:width="0.343cm" svg:height="0.416cm" svg:x="0.181cm" svg:y="2.136cm" svg:viewBox="0 0 344 417" draw:points="172,417 0,417 0,0 344,0 344,417">
            <text:p/>
          </draw:polygon>
          <draw:path draw:style-name="gr4" draw:layer="layout" svg:width="0.105cm" svg:height="0.347cm" svg:x="0.202cm" svg:y="2.136cm" svg:viewBox="0 0 106 348" svg:d="M106 6c0 0 0-6-5-6-13 0-49 4-62 6-4 0-10 0-10 9 0 6 6 6 13 6 24 0 25 4 25 8l-1 10-63 246c-2 6-3 10-3 17 0 28 22 46 45 46 17 0 29-9 38-28 9-18 15-47 15-49 0-4-4-4-6-4-5 0-5 2-7 9-9 32-18 61-39 61-14 0-14-15-14-22 0-13 0-14 3-24z">
            <text:p/>
          </draw:path>
          <draw:path draw:style-name="gr4" draw:layer="layout" svg:width="0.126cm" svg:height="0.228cm" svg:x="0.366cm" svg:y="2.322cm" svg:viewBox="0 0 127 229" svg:d="M78 10c0-10 0-10-9-10-23 22-55 22-69 22v13c8 0 31 0 50-10v177c0 11 0 15-35 15h-12v12c5 0 49-1 61-1s55 1 63 1v-12h-14c-35 0-35-4-35-15z">
            <text:p/>
          </draw:path>
        </draw:g>
        <draw:g>
          <svg:title>TexMaths</svg:title>
          <svg:desc>14§display§l_3</svg:desc>
          <draw:polygon draw:style-name="gr3" draw:layer="layout" svg:width="0.343cm" svg:height="0.416cm" svg:x="2.181cm" svg:y="0.138cm" svg:viewBox="0 0 344 417" draw:points="172,417 0,417 0,0 344,0 344,417">
            <text:p/>
          </draw:polygon>
          <draw:path draw:style-name="gr4" draw:layer="layout" svg:width="0.105cm" svg:height="0.348cm" svg:x="2.202cm" svg:y="0.138cm" svg:viewBox="0 0 106 349" svg:d="M106 6c0 0 0-6-5-6-13 0-49 4-62 6-4 0-10 0-10 9 0 6 6 6 13 6 24 0 25 4 25 8l-1 10-63 247c-2 5-3 10-3 17 0 28 22 46 45 46 17 0 29-10 38-28s15-48 15-49c0-4-4-4-6-4-5 0-5 1-7 8-9 32-18 62-39 62-14 0-14-16-14-23 0-12 0-14 3-24z">
            <text:p/>
          </draw:path>
          <draw:path draw:style-name="gr4" draw:layer="layout" svg:width="0.158cm" svg:height="0.236cm" svg:x="2.346cm" svg:y="0.324cm" svg:viewBox="0 0 159 237" svg:d="M76 115c27 0 47 18 47 56 0 42-25 55-46 55-14 0-43-3-59-24 17 0 21-13 21-20 0-11-8-18-19-18-10 0-20 5-20 19 0 33 36 54 78 54 48 0 81-33 81-66 0-28-22-55-60-63 37-13 49-39 49-60 0-27-31-48-70-48-37 0-67 18-67 46 0 13 7 18 18 18 10 0 17-7 17-16 0-12-7-19-17-19 12-15 35-19 49-19 16 0 37 8 37 38 0 15-5 30-14 42-12 12-21 14-38 14-8 1-10 1-11 1-2 0-4 0-4 4 0 6 4 6 9 6z">
            <text:p/>
          </draw:path>
        </draw:g>
        <draw:g>
          <svg:title>TexMaths</svg:title>
          <svg:desc>14§display§l_0</svg:desc>
          <draw:polygon draw:style-name="gr3" draw:layer="layout" svg:width="0.343cm" svg:height="0.416cm" svg:x="2.181cm" svg:y="4.035cm" svg:viewBox="0 0 344 417" draw:points="172,417 0,417 0,0 344,0 344,417">
            <text:p/>
          </draw:polygon>
          <draw:path draw:style-name="gr4" draw:layer="layout" svg:width="0.105cm" svg:height="0.348cm" svg:x="2.202cm" svg:y="4.035cm" svg:viewBox="0 0 106 349" svg:d="M106 6c0 0 0-6-5-6-13 0-49 4-62 6-4 0-10 0-10 9 0 6 6 6 13 6 24 0 25 4 25 8l-1 10-63 247c-2 5-3 10-3 17 0 28 22 46 45 46 17 0 29-10 38-28s15-48 15-49c0-4-4-4-6-4-5 0-5 1-7 8-9 32-18 62-39 62-14 0-14-16-14-23 0-12 0-14 3-24z">
            <text:p/>
          </draw:path>
          <draw:path draw:style-name="gr4" draw:layer="layout" svg:width="0.16cm" svg:height="0.236cm" svg:x="2.346cm" svg:y="4.221cm" svg:viewBox="0 0 161 237" svg:d="M161 119c0-38-4-64-20-90-11-15-33-29-60-29-81 0-81 95-81 119 0 25 0 118 81 118 80 0 80-93 80-118zM81 227c-17 0-38-8-45-38-4-20-4-49-4-74s0-52 4-70c9-28 30-35 45-35 18 0 36 11 42 31 6 19 7 44 7 74 0 25 0 52-6 73-7 32-29 39-43 39z">
            <text:p/>
          </draw:path>
        </draw:g>
        <draw:g>
          <svg:title>TexMaths</svg:title>
          <svg:desc>14§display§l_2</svg:desc>
          <draw:polygon draw:style-name="gr3" draw:layer="layout" svg:width="0.343cm" svg:height="0.416cm" svg:x="3.981cm" svg:y="2.037cm" svg:viewBox="0 0 344 417" draw:points="172,417 0,417 0,0 344,0 344,417">
            <text:p/>
          </draw:polygon>
          <draw:path draw:style-name="gr4" draw:layer="layout" svg:width="0.105cm" svg:height="0.347cm" svg:x="4.002cm" svg:y="2.037cm" svg:viewBox="0 0 106 348" svg:d="M106 6c0 0 0-6-5-6-13 0-49 4-62 6-4 0-10 0-10 9 0 6 6 6 13 6 24 0 25 4 25 8l-1 10-63 246c-2 6-3 10-3 17 0 28 22 46 45 46 17 0 29-9 38-28 9-18 15-47 15-49 0-4-4-4-6-4-5 0-5 2-7 9-9 32-18 61-39 61-14 0-14-15-14-22 0-13 0-14 3-24z">
            <text:p/>
          </draw:path>
          <draw:path draw:style-name="gr4" draw:layer="layout" svg:width="0.153cm" svg:height="0.228cm" svg:x="4.149cm" svg:y="2.223cm" svg:viewBox="0 0 154 229" svg:d="M154 167h-13c0 8-4 28-8 32-3 1-30 1-35 1h-63c36-32 48-42 68-57 27-21 51-42 51-76 0-42-38-67-81-67-44 0-73 31-73 62 0 18 15 19 18 19 9 0 18-5 18-18 0-6-1-18-19-18 10-25 33-32 50-32 35 0 53 26 53 54 0 31-22 55-33 67l-84 83c-3 3-3 3-3 12h143z">
            <text:p/>
          </draw:path>
        </draw:g>
        <draw:g>
          <svg:title>TexMaths</svg:title>
          <svg:desc>14§display§l_4</svg:desc>
          <draw:polygon draw:style-name="gr3" draw:layer="layout" svg:width="0.343cm" svg:height="0.416cm" svg:x="1.181cm" svg:y="3.038cm" svg:viewBox="0 0 344 417" draw:points="172,417 0,417 0,0 344,0 344,417">
            <text:p/>
          </draw:polygon>
          <draw:path draw:style-name="gr4" draw:layer="layout" svg:width="0.105cm" svg:height="0.347cm" svg:x="1.202cm" svg:y="3.038cm" svg:viewBox="0 0 106 348" svg:d="M106 6c0 0 0-6-5-6-13 0-49 4-62 6-4 0-10 0-10 9 0 6 6 6 13 6 24 0 25 4 25 8l-1 10-63 246c-2 6-3 10-3 17 0 28 22 46 45 46 17 0 29-9 38-28 9-18 15-47 15-49 0-4-4-4-6-4-5 0-5 2-7 9-9 32-18 61-39 61-14 0-14-15-14-22 0-13 0-14 3-24z">
            <text:p/>
          </draw:path>
          <draw:path draw:style-name="gr4" draw:layer="layout" svg:width="0.17cm" svg:height="0.233cm" svg:x="1.34cm" svg:y="3.221cm" svg:viewBox="0 0 171 234" svg:d="M171 176v-12h-40v-154c0-7 0-10-7-10-4 0-5 0-9 4l-115 160v12h102v30c0 11 0 15-28 15h-10v13c19-2 39-2 52-2 14 0 35 0 53 2v-13h-10c-28 0-28-4-28-15v-30zM105 38v126h-92z">
            <text:p/>
          </draw:path>
        </draw:g>
        <draw:g>
          <svg:title>TexMaths</svg:title>
          <svg:desc>14§display§l_5</svg:desc>
          <draw:polygon draw:style-name="gr3" draw:layer="layout" svg:width="0.343cm" svg:height="0.416cm" svg:x="3.181cm" svg:y="3.139cm" svg:viewBox="0 0 344 417" draw:points="172,417 0,417 0,0 344,0 344,417">
            <text:p/>
          </draw:polygon>
          <draw:path draw:style-name="gr4" draw:layer="layout" svg:width="0.105cm" svg:height="0.348cm" svg:x="3.202cm" svg:y="3.139cm" svg:viewBox="0 0 106 349" svg:d="M106 6c0 0 0-6-5-6-13 0-49 4-62 6-4 0-10 0-10 9 0 6 6 6 13 6 24 0 25 4 25 8l-1 10-63 247c-2 5-3 10-3 17 0 28 22 46 45 46 17 0 29-10 38-28s15-48 15-49c0-4-4-4-6-4-5 0-5 1-7 8-9 32-18 62-39 62-14 0-14-16-14-23 0-12 0-14 3-24z">
            <text:p/>
          </draw:path>
          <draw:path draw:style-name="gr4" draw:layer="layout" svg:width="0.153cm" svg:height="0.236cm" svg:x="3.349cm" svg:y="3.325cm" svg:viewBox="0 0 154 237" svg:d="M32 36c18 5 28 5 34 5 46 0 72-31 72-37 0-3-2-4-4-4 0 0-1 0-3 1-8 3-26 10-51 10-10 0-30-1-52-10-3-1-4-1-4-1-4 0-4 4-4 10v102c0 6 0 10 5 10 3 0 3-2 7-6 16-18 37-21 48-21 21 0 30 17 32 20 7 11 8 24 8 45 0 9 0 30-10 46-9 11-23 20-40 20-22 0-46-13-55-36 13 2 20-7 20-16 0-16-13-19-18-19 0 0-17 0-17 20 0 31 28 62 70 62 45 0 84-33 84-76 0-39-31-76-73-76-15 0-33 5-49 17z">
            <text:p/>
          </draw:path>
        </draw:g>
        <draw:g>
          <svg:title>TexMaths</svg:title>
          <svg:desc>14§display§\bm{x}_0</svg:desc>
          <draw:polygon draw:style-name="gr3" draw:layer="layout" svg:width="0.495cm" svg:height="0.293cm" svg:x="0.581cm" svg:y="4.434cm" svg:viewBox="0 0 496 294" draw:points="248,294 0,294 0,0 496,0 496,294">
            <text:p/>
          </draw:polygon>
          <draw:path draw:style-name="gr4" draw:layer="layout" svg:width="0.278cm" svg:height="0.219cm" svg:x="0.592cm" svg:y="4.434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6cm" svg:height="0.236cm" svg:x="0.898cm" svg:y="4.498cm" svg:viewBox="0 0 161 237" svg:d="M161 119c0-38-4-64-19-90-12-15-34-29-61-29-81 0-81 95-81 119 0 25 0 118 81 118 80 0 80-93 80-118zM81 227c-17 0-38-9-45-38-4-20-4-49-4-74s0-52 4-70c9-28 30-35 45-35 18 0 37 11 42 31 6 19 7 44 7 74 0 25 0 52-5 73-7 32-30 39-44 39z">
            <text:p/>
          </draw:path>
        </draw:g>
        <draw:g>
          <svg:title>TexMaths</svg:title>
          <svg:desc>14§display§\bm{x}_1</svg:desc>
          <draw:polygon draw:style-name="gr3" draw:layer="layout" svg:width="0.495cm" svg:height="0.293cm" svg:x="4.382cm" svg:y="4.435cm" svg:viewBox="0 0 496 294" draw:points="248,294 0,294 0,0 496,0 496,294">
            <text:p/>
          </draw:polygon>
          <draw:path draw:style-name="gr4" draw:layer="layout" svg:width="0.278cm" svg:height="0.219cm" svg:x="4.393cm" svg:y="4.435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27cm" svg:height="0.229cm" svg:x="4.718cm" svg:y="4.499cm" svg:viewBox="0 0 128 230" svg:d="M78 10c0-10 0-10-9-10-23 22-55 22-69 22v13c8 0 31 0 50-10v177c0 11 0 15-35 15h-12v13c5 0 49-2 61-2s55 2 64 2v-13h-15c-35 0-35-4-35-15z">
            <text:p/>
          </draw:path>
        </draw:g>
        <draw:g>
          <svg:title>TexMaths</svg:title>
          <svg:desc>14§display§\bm{x}_2</svg:desc>
          <draw:polygon draw:style-name="gr3" draw:layer="layout" svg:width="0.495cm" svg:height="0.293cm" svg:x="0.782cm" svg:y="0.435cm" svg:viewBox="0 0 496 294" draw:points="248,294 0,294 0,0 496,0 496,294">
            <text:p/>
          </draw:polygon>
          <draw:path draw:style-name="gr4" draw:layer="layout" svg:width="0.278cm" svg:height="0.219cm" svg:x="0.793cm" svg:y="0.435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53cm" svg:height="0.229cm" svg:x="1.103cm" svg:y="0.499cm" svg:viewBox="0 0 154 230" svg:d="M154 167h-12c0 8-5 28-9 32-3 1-29 1-35 1h-63c36-32 48-42 69-57 26-21 50-42 50-76 0-42-38-67-81-67-44 0-73 31-73 62 0 18 15 19 18 19 9 0 18-5 18-18 0-6-1-18-19-18 10-25 33-32 50-32 35 0 53 26 53 54 0 31-22 55-33 67l-84 83c-3 3-3 3-3 13h143z">
            <text:p/>
          </draw:path>
        </draw:g>
        <draw:g>
          <svg:title>TexMaths</svg:title>
          <svg:desc>14§display§\bm{x}_3</svg:desc>
          <draw:polygon draw:style-name="gr3" draw:layer="layout" svg:width="0.495cm" svg:height="0.293cm" svg:x="4.283cm" svg:y="0.435cm" svg:viewBox="0 0 496 294" draw:points="248,294 0,294 0,0 496,0 496,294">
            <text:p/>
          </draw:polygon>
          <draw:path draw:style-name="gr4" draw:layer="layout" svg:width="0.278cm" svg:height="0.219cm" svg:x="4.294cm" svg:y="0.435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59cm" svg:height="0.236cm" svg:x="4.601cm" svg:y="0.499cm" svg:viewBox="0 0 160 237" svg:d="M76 115c28 0 47 18 47 56 0 42-25 54-46 54-14 0-43-2-59-23 17 0 21-13 21-20 0-11-8-18-19-18-10 0-20 5-20 19 0 33 36 54 78 54 48 0 82-33 82-66 0-28-23-55-61-63 37-13 50-39 50-60 0-27-31-48-71-48-37 0-67 18-67 46 0 13 7 18 18 18 10 0 17-7 17-16 0-12-7-19-17-19 12-15 35-19 49-19 16 0 37 8 37 38 0 15-4 30-14 42-11 12-21 14-38 14-8 1-10 1-11 1-2 0-4 0-4 4 0 6 4 6 9 6z">
            <text:p/>
          </draw:path>
        </draw:g>
        <draw:g>
          <svg:title>TexMaths</svg:title>
          <svg:desc>14§display§p_0</svg:desc>
          <draw:polygon draw:style-name="gr3" draw:layer="layout" svg:width="0.445cm" svg:height="0.308cm" svg:x="2.197cm" svg:y="3.244cm" svg:viewBox="0 0 446 309" draw:points="223,309 0,309 0,0 446,0 446,309">
            <text:p/>
          </draw:polygon>
          <draw:path draw:style-name="gr4" draw:layer="layout" svg:width="0.257cm" svg:height="0.314cm" svg:x="2.182cm" svg:y="3.238cm" svg:viewBox="0 0 258 315" svg:d="M38 279c-4 16-4 21-27 21-5 0-11 0-11 8 0 4 3 7 7 7 13 0 27-3 41-3 16 0 33 3 49 3 2 0 9 0 9-11 0-4-5-4-12-4-25 0-25-5-25-9 0-5 21-87 25-99 5 15 19 32 45 32 57 0 119-73 119-146 0-46-28-78-66-78-24 0-48 18-64 36-5-26-27-36-45-36-23 0-33 20-37 28-8 17-15 46-15 48 0 5 5 5 7 5 4 0 4 0 8-11 9-35 18-59 35-59 9 0 16 4 16 23 0 11-2 16-3 25zM125 64c4-14 17-28 26-35 17-15 31-18 40-18 21 0 32 17 32 46 0 30-17 86-25 105-17 35-41 51-59 51-33 0-40-41-40-44 0-1 0-2 2-8z">
            <text:p/>
          </draw:path>
          <draw:path draw:style-name="gr4" draw:layer="layout" svg:width="0.16cm" svg:height="0.236cm" svg:x="2.464cm" svg:y="3.301cm" svg:viewBox="0 0 161 237" svg:d="M161 119c0-38-4-64-19-90-12-15-34-29-61-29-81 0-81 95-81 119 0 25 0 118 81 118 80 0 80-93 80-118zM81 227c-17 0-38-9-45-38-4-20-4-49-4-74s0-52 4-70c9-28 30-35 45-35 18 0 37 11 42 31 6 19 7 44 7 74 0 25 0 52-5 73-7 32-30 39-44 39z">
            <text:p/>
          </draw:path>
        </draw:g>
        <draw:g>
          <svg:title>TexMaths</svg:title>
          <svg:desc>14§display§p_2</svg:desc>
          <draw:polygon draw:style-name="gr3" draw:layer="layout" svg:width="0.445cm" svg:height="0.308cm" svg:x="3.098cm" svg:y="2.245cm" svg:viewBox="0 0 446 309" draw:points="223,309 0,309 0,0 446,0 446,309">
            <text:p/>
          </draw:polygon>
          <draw:path draw:style-name="gr4" draw:layer="layout" svg:width="0.257cm" svg:height="0.314cm" svg:x="3.083cm" svg:y="2.239cm" svg:viewBox="0 0 258 315" svg:d="M38 279c-4 16-4 21-27 21-5 0-11 0-11 8 0 4 3 7 7 7 13 0 27-3 41-3 16 0 33 3 49 3 2 0 9 0 9-11 0-4-5-4-12-4-25 0-25-5-25-9 0-5 21-87 25-99 5 15 19 32 45 32 57 0 119-73 119-146 0-46-28-78-66-78-24 0-48 18-64 36-5-26-27-36-45-36-23 0-33 20-37 28-8 17-15 46-15 48 0 5 5 5 7 5 4 0 4 0 8-11 9-35 18-59 35-59 9 0 16 4 16 23 0 11-2 16-3 25zM125 64c4-14 17-28 26-35 17-15 31-18 40-18 21 0 32 17 32 46 0 30-17 86-25 105-17 35-41 51-59 51-33 0-40-41-40-44 0-1 0-2 2-8z">
            <text:p/>
          </draw:path>
          <draw:path draw:style-name="gr4" draw:layer="layout" svg:width="0.153cm" svg:height="0.229cm" svg:x="3.367cm" svg:y="2.302cm" svg:viewBox="0 0 154 230" svg:d="M154 167h-12c0 8-5 28-9 32-3 1-29 1-35 1h-63c36-32 48-42 69-57 26-21 50-42 50-76 0-42-38-67-81-67-44 0-73 31-73 62 0 18 15 19 18 19 9 0 18-5 18-18 0-6-1-18-19-18 10-25 33-32 50-32 35 0 54 26 54 54 0 31-23 55-34 67l-84 83c-3 3-3 3-3 13h143z">
            <text:p/>
          </draw:path>
        </draw:g>
        <draw:g>
          <svg:title>TexMaths</svg:title>
          <svg:desc>14§display§p_1</svg:desc>
          <draw:polygon draw:style-name="gr3" draw:layer="layout" svg:width="0.445cm" svg:height="0.308cm" svg:x="0.996cm" svg:y="2.343cm" svg:viewBox="0 0 446 309" draw:points="223,309 0,309 0,0 446,0 446,309">
            <text:p/>
          </draw:polygon>
          <draw:path draw:style-name="gr4" draw:layer="layout" svg:width="0.257cm" svg:height="0.314cm" svg:x="0.981cm" svg:y="2.337cm" svg:viewBox="0 0 258 315" svg:d="M38 279c-4 16-4 21-27 21-5 0-11 0-11 8 0 4 3 7 7 7 13 0 27-3 41-3 16 0 33 3 49 3 2 0 9 0 9-11 0-4-5-4-12-4-25 0-25-5-25-9 0-5 21-87 25-99 5 15 19 32 45 32 57 0 119-73 119-146 0-46-28-78-66-78-24 0-48 18-64 36-5-26-27-36-45-36-23 0-33 20-37 28-8 17-15 46-15 48 0 5 5 5 7 5 4 0 4 0 8-11 9-35 18-59 35-59 9 0 16 4 16 23 0 11-2 16-3 25zM125 64c4-14 17-28 26-35 17-15 31-18 40-18 21 0 32 17 32 46 0 30-17 86-25 105-17 35-41 51-59 51-33 0-40-41-40-44 0-1 0-2 2-8z">
            <text:p/>
          </draw:path>
          <draw:path draw:style-name="gr4" draw:layer="layout" svg:width="0.127cm" svg:height="0.229cm" svg:x="1.282cm" svg:y="2.4cm" svg:viewBox="0 0 128 230" svg:d="M78 10c0-10 0-10-9-10-23 22-55 22-69 22v13c8 0 31 0 50-10v177c0 11 0 15-35 15h-12v13c5 0 49-2 61-2s55 2 64 2v-13h-15c-35 0-35-4-35-15z">
            <text:p/>
          </draw:path>
        </draw:g>
        <draw:g>
          <svg:title>TexMaths</svg:title>
          <svg:desc>14§display§p_3</svg:desc>
          <draw:polygon draw:style-name="gr3" draw:layer="layout" svg:width="0.445cm" svg:height="0.308cm" svg:x="2.199cm" svg:y="1.146cm" svg:viewBox="0 0 446 309" draw:points="223,309 0,309 0,0 446,0 446,309">
            <text:p/>
          </draw:polygon>
          <draw:path draw:style-name="gr4" draw:layer="layout" svg:width="0.257cm" svg:height="0.314cm" svg:x="2.184cm" svg:y="1.14cm" svg:viewBox="0 0 258 315" svg:d="M38 279c-4 16-4 21-27 21-5 0-11 0-11 8 0 4 3 7 7 7 13 0 27-3 41-3 16 0 33 3 49 3 2 0 9 0 9-11 0-4-5-4-12-4-25 0-25-5-25-9 0-5 21-87 25-99 5 15 19 32 45 32 57 0 119-73 119-146 0-46-28-78-66-78-24 0-48 18-64 36-5-26-27-36-45-36-23 0-33 20-37 28-8 17-15 46-15 48 0 5 5 5 7 5 4 0 4 0 8-11 9-35 18-59 35-59 9 0 16 4 16 23 0 11-2 16-3 25zM125 64c4-14 17-28 26-35 17-15 31-18 40-18 21 0 32 17 32 46 0 30-17 86-25 105-17 35-41 51-59 51-33 0-40-41-40-44 0-1 0-2 2-8z">
            <text:p/>
          </draw:path>
          <draw:path draw:style-name="gr4" draw:layer="layout" svg:width="0.159cm" svg:height="0.236cm" svg:x="2.466cm" svg:y="1.203cm" svg:viewBox="0 0 160 237" svg:d="M76 115c28 0 47 18 47 56 0 42-25 54-46 54-14 0-43-2-59-23 17 0 21-13 21-20 0-11-8-18-19-18-10 0-20 5-20 19 0 33 36 54 78 54 48 0 82-33 82-66 0-28-23-55-61-63 37-13 50-39 50-60 0-27-31-48-71-48-37 0-67 18-67 46 0 13 7 18 18 18 10 0 17-7 17-16 0-12-7-19-17-19 12-15 35-19 49-19 16 0 37 8 37 38 0 15-4 30-14 42-11 12-21 14-38 14-8 1-10 1-11 1-2 0-4 0-4 4 0 6 4 6 9 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stislav Chudoba</meta:initial-creator>
    <meta:creation-date>2014-08-21T15:43:39.457422431</meta:creation-date>
    <dc:date>2014-09-02T16:31:18.685347062</dc:date>
    <dc:creator>Rostislav Chudoba</dc:creator>
    <meta:editing-duration>PT12M24S</meta:editing-duration>
    <meta:editing-cycles>7</meta:editing-cycles>
    <meta:generator>LibreOffice/4.2.4.2$Linux_X86_64 LibreOffice_project/420m0$Build-2</meta:generator>
    <meta:document-statistic meta:object-count="66"/>
    <meta:user-defined meta:name="TexMathsPreamble">\usepackage{amsmath}
\usepackage{amssymb}
\usepackage[usenames]{color}
\newcommand{\bm}[1]{\mathbf{#1}}
% Uncomment these lines for colored equations
% \definecolor{fgcolor}{RGB}{0,0,255}
% \definecolor{bgcolor}{RGB}{255,255,255}
% \pagecolor{bgcolor}\color{fgcolor}
</meta:user-defined>
  </office:meta>
</office:document-meta>
</file>